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/>
        </mtd>
      </mtr>
      <mtr>
        <mtd>
          <mrow>
            <mtext>Spannung:   </mtext>
            <mrow>
              <mi>U</mi>
              <mo stretchy="false">=</mo>
              <mrow>
                <mi>I</mi>
                <mo stretchy="false">⋅</mo>
                <mi>R</mi>
              </mrow>
            </mrow>
          </mrow>
        </mtd>
      </mtr>
      <mtr>
        <mtd>
          <mrow>
            <mtext>                   </mtext>
            <mrow>
              <mrow>
                <mo fence="true" form="prefix" stretchy="false">[</mo>
                <mrow>
                  <mi>U</mi>
                </mrow>
                <mo fence="true" form="postfix" stretchy="false">]</mo>
              </mrow>
              <mo stretchy="false">=</mo>
              <mrow>
                <mi mathvariant="normal">Α</mi>
                <mo stretchy="false">⋅</mo>
                <mi mathvariant="normal">Ω</mi>
              </mrow>
              <mo stretchy="false">=</mo>
              <mi>V</mi>
            </mrow>
          </mrow>
        </mtd>
      </mtr>
      <mtr>
        <mtd>
          <mrow>
            <mtext>Widerstand: </mtext>
            <mrow>
              <mi>R</mi>
              <mo stretchy="false">=</mo>
              <mfrac>
                <mi>U</mi>
                <mi>I</mi>
              </mfrac>
            </mrow>
          </mrow>
        </mtd>
      </mtr>
      <mtr>
        <mtd>
          <mrow>
            <mtext>                   </mtext>
            <mrow>
              <mrow>
                <mo fence="true" form="prefix" stretchy="false">[</mo>
                <mrow>
                  <mi>R</mi>
                </mrow>
                <mo fence="true" form="postfix" stretchy="false">]</mo>
              </mrow>
              <mo stretchy="false">=</mo>
              <mfrac>
                <mi>V</mi>
                <mi>A</mi>
              </mfrac>
              <mo stretchy="false">=</mo>
              <mi mathvariant="normal">Ω</mi>
            </mrow>
          </mrow>
        </mtd>
      </mtr>
      <mtr>
        <mtd>
          <mrow>
            <mtext>Strom:          </mtext>
            <mrow>
              <mi>I</mi>
              <mo stretchy="false">=</mo>
              <mfrac>
                <mi>U</mi>
                <mi>R</mi>
              </mfrac>
            </mrow>
          </mrow>
        </mtd>
      </mtr>
      <mtr>
        <mtd>
          <mrow>
            <mtext>                   </mtext>
            <mrow>
              <mrow>
                <mo fence="true" form="prefix" stretchy="false">[</mo>
                <mrow>
                  <mi>I</mi>
                </mrow>
                <mo fence="true" form="postfix" stretchy="false">]</mo>
              </mrow>
              <mo stretchy="false">=</mo>
              <mfrac>
                <mi>V</mi>
                <mi mathvariant="normal">Ω</mi>
              </mfrac>
              <mo stretchy="false">=</mo>
              <mi>A</mi>
            </mrow>
          </mrow>
        </mtd>
      </mtr>
      <mtr>
        <mtd>
          <mrow>
            <mtext>Leistung:     </mtext>
            <mrow>
              <mi>P</mi>
              <mo stretchy="false">=</mo>
              <mrow>
                <mi>U</mi>
                <mo stretchy="false">⋅</mo>
                <mi>I</mi>
              </mrow>
            </mrow>
          </mrow>
        </mtd>
      </mtr>
      <mtr>
        <mtd>
          <mrow>
            <mtext>                   </mtext>
            <mrow>
              <mrow>
                <mo fence="true" form="prefix" stretchy="false">[</mo>
                <mrow>
                  <mi>P</mi>
                </mrow>
                <mo fence="true" form="postfix" stretchy="false">]</mo>
              </mrow>
              <mo stretchy="false">=</mo>
              <mrow>
                <mi>V</mi>
                <mo stretchy="false">⋅</mo>
                <mi>A</mi>
              </mrow>
              <mo stretchy="false">=</mo>
              <mi>W</mi>
            </mrow>
          </mrow>
        </mtd>
      </mtr>
    </mtable>
    <annotation encoding="StarMath 5.0">newline
"Spannung:   " U = I cdot R
newline
"                   "[ U ] = %ALPHA cdot %OMEGA = V
newline
"Widerstand: " R = U over I
newline
"                   "[ R ] = V over A = %OMEGA
newline
"Strom:          " I = U over R
newline
"                   "[ I ] = V over %OMEGA = A
newline
"Leistung:     " P = U cdot I
newline
"                   "[ P ] = V cdot A = W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09:54:39.400000000</meta:creation-date>
    <dc:date>2022-05-17T10:13:10.038000000</dc:date>
    <meta:editing-duration>PT8M</meta:editing-duration>
    <meta:editing-cycles>1</meta:editing-cycles>
    <meta:generator>LibreOffice/7.3.3.2$Windows_X86_64 LibreOffice_project/d1d0ea68f081ee2800a922cac8f79445e4603348</meta:generator>
  </office:meta>
</office:document-meta>
</file>